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3D0000003DD52D04FB.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P2" style:family="paragraph" style:parent-style-name="Standard">
      <style:paragraph-properties fo:margin-top="0cm" fo:margin-bottom="0cm" style:contextual-spacing="false" fo:line-height="10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margin-top="0cm" fo:margin-bottom="0cm" style:contextual-spacing="false"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list-style-name="WWNum3">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color="#0000ff" loext:opacity="100%"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1.249cm" fo:margin-right="0cm" fo:margin-top="0cm" fo:margin-bottom="0cm" style:contextual-spacing="false" fo:line-height="100%" fo:text-indent="0cm" style:auto-text-indent="false"/>
      <style:text-properties fo:color="#0000ff" loext:opacity="100%"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cm" fo:margin-bottom="0cm" style:contextual-spacing="false" fo:line-height="100%"/>
      <style:text-properties fo:color="#0000ff" loext:opacity="100%"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left="1.249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color="#0000ff" loext:opacity="100%" style:font-name="Times New Roman" fo:font-size="12pt" style:font-name-asian="Times New Roman1" style:font-size-asian="12pt" style:font-name-complex="Times New Roman1" style:font-size-complex="12pt"/>
    </style:style>
    <style:style style:name="P9" style:family="paragraph" style:parent-style-name="Standard" style:list-style-name="WWNum1">
      <style:paragraph-properties fo:margin-left="2.54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10"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list-style-name="WWNum2">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13"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color="#0000ff" loext:opacity="100%"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style>
    <style:style style:name="P15"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style:font-name="Times New Roman" fo:font-size="12pt" style:font-name-asian="Times New Roman1" style:font-size-asian="12pt" style:font-name-complex="Times New Roman1" style:font-size-complex="12pt"/>
    </style:style>
    <style:style style:name="P16" style:family="paragraph" style:parent-style-name="Standard" style:list-style-name="WWNum3">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17" style:family="paragraph" style:parent-style-name="Standard" style:list-style-name="WWNum4">
      <style:paragraph-properties fo:margin-left="2.54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18" style:family="paragraph" style:parent-style-name="Standard">
      <style:paragraph-properties fo:margin-left="2.54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color="#0000ff" loext:opacity="100%" style:font-name="Times New Roman" fo:font-size="12pt" style:font-name-asian="Times New Roman1" style:font-size-asian="12pt" style:font-name-complex="Times New Roman1" style:font-size-complex="12pt"/>
    </style:style>
    <style:style style:name="P19" style:family="paragraph" style:parent-style-name="Standard" style:list-style-name="WWNum5">
      <style:paragraph-properties fo:margin-left="2.54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20" style:family="paragraph" style:parent-style-name="Standard" style:list-style-name="WWNum3">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1" style:family="paragraph" style:parent-style-name="Standard">
      <style:paragraph-properties fo:margin-left="1.27cm" fo:margin-right="0cm" fo:margin-top="0cm" fo:margin-bottom="0cm" style:contextual-spacing="false" fo:line-height="115%" fo:text-align="justify" style:justify-single-word="false" fo:keep-together="auto" fo:orphans="2" fo:widows="2" fo:text-indent="0cm" style:auto-text-indent="false" fo:break-before="auto" fo:break-after="auto" fo:padding="0cm" fo:border="none" fo:keep-with-next="auto"/>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1.27cm" fo:margin-right="0cm" fo:margin-top="0cm" fo:margin-bottom="0cm" style:contextual-spacing="false" fo:line-height="115%" fo:text-align="justify" style:justify-single-word="false" fo:keep-together="auto" fo:orphans="2" fo:widows="2" fo:text-indent="0cm" style:auto-text-indent="false" fo:break-before="auto" fo:break-after="auto" fo:padding="0cm" fo:border="none" fo:keep-with-next="auto"/>
      <style:text-properties fo:color="#0000ff" loext:opacity="100%"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cm" fo:margin-bottom="0cm" style: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4" style:family="paragraph" style:parent-style-name="Standard" style:list-style-name="WWNum3">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padding="0cm" fo:border="none" fo:keep-with-next="auto"/>
    </style:style>
    <style:style style:name="P25" style:family="paragraph" style:parent-style-name="Standard">
      <style:paragraph-properties fo:margin-left="1.249cm" fo:margin-right="0cm" fo:margin-top="0cm" fo:margin-bottom="0cm" style:contextual-spacing="false" fo:line-height="10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left="1.249cm" fo:margin-right="0cm" fo:margin-top="0cm" fo:margin-bottom="0cm" style:contextual-spacing="false" fo:line-height="100%" fo:text-align="justify" style:justify-single-word="false" fo:text-indent="0cm" style:auto-text-indent="false"/>
      <style:text-properties fo:color="#0000ff" loext:opacity="100%"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left="1.27cm" fo:margin-right="0cm" fo:margin-top="0cm" fo:margin-bottom="0cm" style:contextual-spacing="false" fo:line-height="115%" fo:text-align="justify" style:justify-single-word="false" fo:keep-together="auto" fo:orphans="2" fo:widows="2" fo:text-indent="0cm" style:auto-text-indent="false" fo:break-before="auto" fo:break-after="auto" fo:padding="0cm" fo:border="none" fo:keep-with-next="auto"/>
    </style:style>
    <style:style style:name="P28"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text-properties style:use-window-font-color="true" loext:opacity="0%"/>
    </style:style>
    <style:style style:name="P29" style:family="paragraph">
      <loext:graphic-properties draw:fill="solid" draw:fill-color="#ffffff"/>
      <style:paragraph-properties fo:text-align="start"/>
      <style:text-properties fo:font-size="18pt"/>
    </style:style>
    <style:style style:name="T1" style:family="text">
      <style:text-properties fo:color="#0000ff" loext:opacity="100%" style:font-name="Times New Roman" fo:font-size="12pt" fo:font-weight="bold" style:font-name-asian="Times New Roman1" style:font-size-asian="12pt" style:font-weight-asian="bold" style:font-name-complex="Times New Roman1" style:font-size-complex="12pt"/>
    </style:style>
    <style:style style:name="T2" style:family="text">
      <style:text-properties fo:color="#0000ff" loext:opacity="100%" style:font-name="Times New Roman" fo:font-size="12pt" style:font-name-asian="Times New Roman1" style:font-size-asian="12pt" style:font-name-complex="Times New Roman1" style:font-size-complex="12pt"/>
    </style:style>
    <style:style style:name="T3" style:family="text">
      <style:text-properties fo:font-variant="normal" fo:text-transform="none" fo:color="#0000ff"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 style:family="text">
      <style:text-properties fo:font-variant="normal" fo:text-transform="none" fo:color="#0000ff"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 style:family="text">
      <style:text-properties officeooo:rsid="0017ccad"/>
    </style:style>
    <style:style style:name="T8" style:family="text">
      <style:text-properties fo:color="#0000ff" loext:opacity="100%"/>
    </style:style>
    <style:style style:name="T9" style:family="text">
      <style:text-properties fo:color="#0000ff" loext:opacity="100%" officeooo:rsid="0017ccad"/>
    </style:style>
    <style:style style:name="fr1" style:family="graphic" style:parent-style-name="Frame">
      <style:graphic-properties style:run-through="foreground" style:wrap="run-through" style:number-wrapped-paragraphs="no-limit" style:vertical-pos="top" style:vertical-rel="paragraph" style:horizontal-pos="from-left" style:horizontal-rel="paragraph" draw:opacity="0%" fo:padding="0.254cm" fo:border="none" draw:textarea-vertical-align="middle"/>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ffffff" draw:textarea-vertical-align="middle" draw:auto-grow-height="false" fo:min-height="0cm" fo:min-width="14.706cm" fo:padding-top="0.254cm" fo:padding-bottom="0.254cm" fo:padding-left="0.254cm" fo:padding-right="0.254cm" fo:wrap-option="wrap" loext:decorative="false"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EJERCICIOS 2 TEMA 1</text:p>
      <text:p text:style-name="P3"/>
      <text:list text:style-name="WWNum3">
        <text:list-item>
          <text:p text:style-name="P4">¿En qué año surgieron las bases de datos?</text:p>
        </text:list-item>
      </text:list>
      <text:p text:style-name="P5"/>
      <text:p text:style-name="P5">Surgieron en los años 60</text:p>
      <text:p text:style-name="P5"/>
      <text:list text:continue-numbering="true" text:style-name="WWNum3">
        <text:list-item>
          <text:p text:style-name="P4">¿Qué es un sistema de ficheros?</text:p>
        </text:list-item>
      </text:list>
      <text:p text:style-name="P3"><text:tab/></text:p>
      <text:p text:style-name="P6">Son varios programas que prestan sus servicios a usuarios finales y cada uno de los programas define y maneja sus propios datos</text:p>
      <text:p text:style-name="P7"/>
      <text:list text:continue-numbering="true" text:style-name="WWNum3">
        <text:list-item>
          <text:p text:style-name="P4">¿Por qué surgieron?</text:p>
        </text:list-item>
      </text:list>
      <text:p text:style-name="P3"/>
      <text:p text:style-name="P6">Para informatizar el uso de archivadores manuales y crear un acceso más eficiente a los datos</text:p>
      <text:p text:style-name="P3"/>
      <text:list xml:id="list121411347292968" text:continue-numbering="true" text:style-name="WWNum3">
        <text:list-item>
          <text:p text:style-name="P4">¿Qué inconvenientes presentan los sistemas de ficheros?</text:p>
        </text:list-item>
      </text:list>
      <text:p text:style-name="P8"/>
      <text:p text:style-name="P8">Los inconvenientes podemos dividirlo en 2 tipos:</text:p>
      <text:list text:style-name="WWNum1">
        <text:list-item>
          <text:p text:style-name="P9"><text:span text:style-name="T1">Respecto a los ficheros:</text:span><text:span text:style-name="T2"> Son debido a la necesidad de controlar la integridad semántica, el control de autorizaciones y la concurrencia de datos</text:span></text:p>
        </text:list-item>
        <text:list-item>
          <text:p text:style-name="P9"><text:span text:style-name="T1">Respecto a los datos: </text:span><text:span text:style-name="T2">Son provocador por su estructura física, a su modo de estar almacenados en diferentes archivos. Destacan los siguientes problemas: redundancia de información inconsistencia, fragmentación de la información y dificultad de acceso a los datos.</text:span></text:p>
        </text:list-item>
      </text:list>
      <text:p text:style-name="P10"/>
      <text:list xml:id="list121411983757583" text:continue-list="list121411347292968" text:style-name="WWNum3">
        <text:list-item>
          <text:p text:style-name="P4">Explica los siguientes problemas de los sistemas de ficheros:</text:p>
        </text:list-item>
      </text:list>
      <text:p text:style-name="P11"/>
      <text:list text:style-name="WWNum2">
        <text:list-item>
          <text:p text:style-name="P12"><text:span text:style-name="T3">Separación y aislamiento de datos: </text:span><text:span text:style-name="T2">Este problema aparece cuando los datos están en diferentes ficheros</text:span></text:p>
        </text:list-item>
      </text:list>
      <text:p text:style-name="P5"/>
      <text:list text:continue-numbering="true" text:style-name="WWNum2">
        <text:list-item>
          <text:p text:style-name="P12"><text:span text:style-name="T3">Duplicación de datos:</text:span><text:span text:style-name="T4"> Esto es debido a que puede haber archivos con los mismo</text:span><text:span text:style-name="T2">s datos, esto puede provocar también problemas si no son archivos exactamente iguales, además de desperdiciar espacio.</text:span></text:p>
        </text:list-item>
      </text:list>
      <text:p text:style-name="P5"/>
      <text:list text:continue-numbering="true" text:style-name="WWNum2">
        <text:list-item>
          <text:p text:style-name="P12"><text:span text:style-name="T3">Dependencia de los datos de las aplicaciones:</text:span><text:span text:style-name="T4"> </text:span><text:span text:style-name="T2">La definición y manipulación son realizadas por la aplicación, el cambio de una de estas dos exige un cambio de la aplicación.</text:span></text:p>
        </text:list-item>
      </text:list>
      <text:p text:style-name="P5"/>
      <text:list text:continue-numbering="true" text:style-name="WWNum2">
        <text:list-item>
          <text:p text:style-name="P12"><text:span text:style-name="T3">Incompatibilidad de ficheros:</text:span><text:span text:style-name="T4"> L</text:span><text:span text:style-name="T2">os ficheros están definidos para la aplicación que los maneja por lo que esto puede hacer que otra aplicación no pueda acceder a ellos</text:span></text:p>
        </text:list-item>
      </text:list>
      <text:p text:style-name="P13"><text:soft-page-break/></text:p>
      <text:list text:continue-numbering="true" text:style-name="WWNum2">
        <text:list-item>
          <text:p text:style-name="P12"><text:span text:style-name="T3">Consultas fijas: </text:span><text:span text:style-name="T2">Ya que la aplicación conoce la estructura de los ficheros, todas las consultas van a tener que estar codificadas en la aplicación.</text:span></text:p>
        </text:list-item>
      </text:list>
      <text:p text:style-name="P5"/>
      <text:list text:continue-numbering="true" text:style-name="WWNum2">
        <text:list-item>
          <text:p text:style-name="P12"><text:span text:style-name="T3">Control de la concurrencia: </text:span><text:span text:style-name="T4">El acceso de varias aplicaciones al fichero podría pro</text:span><text:span text:style-name="T2">vocar un fallo al modificar un fichero mientras otra aplicación lo lee</text:span></text:p>
        </text:list-item>
      </text:list>
      <text:p text:style-name="P13"/>
      <text:list text:continue-numbering="true" text:style-name="WWNum2">
        <text:list-item>
          <text:p text:style-name="P12"><text:span text:style-name="T3">Catálogo: </text:span><text:span text:style-name="T2">Llega el momento en el que el número de aplicaciones y ficheros crece y es difícil saber en qué fichero exactamente esta la información</text:span></text:p>
        </text:list-item>
      </text:list>
      <text:p text:style-name="P3"><text:bookmark text:name="_gjdgxs"/></text:p>
      <text:list text:continue-list="list121411983757583" text:style-name="WWNum3">
        <text:list-item>
          <text:p text:style-name="P4">¿Qué es una base de datos?</text:p>
        </text:list-item>
      </text:list>
      <text:p text:style-name="P10"/>
      <text:p text:style-name="P14"><text:span text:style-name="T5"><text:tab/></text:span><text:span text:style-name="T2">Es un conjunto de datos almacenados y entre ellos existen relaciones lógicas.</text:span></text:p>
      <text:p text:style-name="P3"/>
      <text:list text:continue-numbering="true" text:style-name="WWNum3">
        <text:list-item>
          <text:p text:style-name="P4">¿Qué son los metadatos? ¿Y el catálogo?</text:p>
        </text:list-item>
      </text:list>
      <text:p text:style-name="P15"/>
      <text:p text:style-name="P5">Los metadatos es una descripción de la información.</text:p>
      <text:p text:style-name="P5"/>
      <text:p text:style-name="P5">El catálogo es donde se almacenan los metadatos</text:p>
      <text:p text:style-name="P3"/>
      <text:list text:continue-numbering="true" text:style-name="WWNum3">
        <text:list-item>
          <text:p text:style-name="P4">Explica qué es la arquitectura ANSI de 3 niveles.</text:p>
        </text:list-item>
      </text:list>
      <text:p text:style-name="P10"/>
      <text:p text:style-name="P8">Es un modelo para la creación de base de datos, está propuesto por el comité ANSI. Se creó con el objetivo de separar los distintos niveles de abstracción desde los que se puede ver el esquema de una base de datos</text:p>
      <text:p text:style-name="P3"/>
      <text:list xml:id="list121410792430278" text:continue-numbering="true" text:style-name="WWNum3">
        <text:list-item>
          <text:p text:style-name="P16"><text:span text:style-name="T6">¿Cuáles son las tres capas o niveles descritos por el estándar ANSI?</text:span></text:p>
        </text:list-item>
      </text:list>
      <text:p text:style-name="P15"/>
      <text:list text:style-name="WWNum4">
        <text:list-item>
          <text:p text:style-name="P17"><text:span text:style-name="T1">Nivel interno/físico: </text:span><text:span text:style-name="T2">Describe la estructura física de la base de datos con un esquema interno y este último describe los detalles para el almacenaje de la base de datos.</text:span></text:p>
        </text:list-item>
        <text:list-item>
          <text:p text:style-name="P17"><text:span text:style-name="T1">Nivel medio/conceptual:</text:span><text:span text:style-name="T2"> Describe la estructura de la base de datos completa para toda la organización pero no da detalles de cómo se almacenan los datos y se centra en describir los datos</text:span></text:p>
        </text:list-item>
        <text:list-item>
          <text:p text:style-name="P17"><text:span text:style-name="T1">Nivel externo: </text:span><text:span text:style-name="T2">Describe la vista del usuario con esquemas externos.El usuario final percibe este esquema mediante aplicaciones.</text:span></text:p>
        </text:list-item>
      </text:list>
      <text:p text:style-name="P18"/>
      <text:p text:style-name="P18"/>
      <text:p text:style-name="P3"/>
      <text:list text:continue-list="list121410792430278" text:style-name="WWNum3">
        <text:list-item>
          <text:p text:style-name="P4">Los datos de una base de datos, ¿se guardan en los tres niveles del estándar ANSI?</text:p>
        </text:list-item>
      </text:list>
      <text:p text:style-name="P15"/>
      <text:p text:style-name="P5">No, los datos están en el nivel interno o físico</text:p>
      <text:p text:style-name="P7"/>
      <text:list text:continue-numbering="true" text:style-name="WWNum3">
        <text:list-item>
          <text:p text:style-name="P4"><text:soft-page-break/>¿Qué es la independencia de datos?</text:p>
        </text:list-item>
      </text:list>
      <text:p text:style-name="P15"/>
      <text:p text:style-name="P5">Es la capacidad de un sistema que permite cambios a un nivel sin afectar a niveles superiores</text:p>
      <text:p text:style-name="P3"/>
      <text:list xml:id="list121410277617375" text:continue-numbering="true" text:style-name="WWNum3">
        <text:list-item>
          <text:p text:style-name="P4">¿Qué tipos de independencia de datos hay?</text:p>
        </text:list-item>
      </text:list>
      <text:p text:style-name="P15"/>
      <text:list text:style-name="WWNum5">
        <text:list-item>
          <text:p text:style-name="P19"><text:span text:style-name="T1">Independencia lógica</text:span><text:span text:style-name="T2">: Es la capacidad de modificar el esquema conceptual sin tener que alterar los esquemas externos ni los programas de aplicación. </text:span></text:p>
        </text:list-item>
      </text:list>
      <text:p text:style-name="P18"/>
      <text:list text:continue-numbering="true" text:style-name="WWNum5">
        <text:list-item>
          <text:p text:style-name="P19"><text:span text:style-name="T1">Independencia física: </text:span><text:span text:style-name="T2">Es la capacidad de modificar el esquema interno sin alterar el resto de esquemas.</text:span></text:p>
        </text:list-item>
      </text:list>
      <text:p text:style-name="P3"/>
      <text:list text:continue-list="list121410277617375" text:style-name="WWNum3">
        <text:list-item>
          <text:p text:style-name="P20">Da una definición informal de modelo de datos</text:p>
        </text:list-item>
      </text:list>
      <text:p text:style-name="P21"/>
      <text:p text:style-name="P22">Es una representación de la información de una parte de la realidad que contiene solo la información que se considera relevante para el propósito para el que se construye el modelo. En esta descripción figurarán también las relaciones y restricciones de los datos.</text:p>
      <text:p text:style-name="P23"/>
      <text:list text:continue-numbering="true" text:style-name="WWNum3">
        <text:list-item>
          <text:p text:style-name="P24"><text:span text:style-name="T6">¿Qué tipos de modelos de datos hay?</text:span></text:p>
        </text:list-item>
      </text:list>
      <text:p text:style-name="P21"/>
      <text:p text:style-name="P22">Modelo conceptual, modelo lógico y modelo físico</text:p>
      <text:p text:style-name="P23"/>
      <text:list text:continue-numbering="true" text:style-name="WWNum3">
        <text:list-item>
          <text:p text:style-name="P20">¿En qué consiste el modelo conceptual de datos?</text:p>
        </text:list-item>
      </text:list>
      <text:p text:style-name="P21"/>
      <text:p text:style-name="P22">Este modelo expresa datos, relaciones y restricciones de forma parecida a la que las personas los expresamos. <text:span text:style-name="T7">Son modelos muy flexibles y permiten expresar datos, relaciones y restricciones. Existen muchos modelo pero el más extendido y utilizado por su sencillez y eficiencia es el Modelo Entidad-Relación.</text:span></text:p>
      <text:p text:style-name="P23"/>
      <text:list text:continue-numbering="true" text:style-name="WWNum3">
        <text:list-item>
          <text:p text:style-name="P20">¿En qué consiste el modelo lógico de datos?</text:p>
        </text:list-item>
      </text:list>
      <text:p text:style-name="P23"/>
      <text:p text:style-name="P25"><text:span text:style-name="T8">Usa una descripción formal para describir los datos y así poder hacer <text:s/>operaciones con estos </text:span><text:span text:style-name="T9">de forma no ambigua y mecánica. Los diferentes modelos son: Modelos jerárquicos, en red, relacional, orientado a objetos, declarativo</text:span></text:p>
      <text:p text:style-name="P23"/>
      <text:p text:style-name="P23"/>
      <text:list text:continue-numbering="true" text:style-name="WWNum3">
        <text:list-item>
          <text:p text:style-name="P20">¿En qué consiste el modelo físico de datos?</text:p>
        </text:list-item>
      </text:list>
      <text:p text:style-name="P23"/>
      <text:p text:style-name="P26">Describe las estructuras de almacenamiento concretas en el sistema de gestión de bases de datos, indicando qué se almacena, dónde y cómo. <text:span text:style-name="T7">Depende del SGBD, pero no puede dar una descripción general del mismo.</text:span></text:p>
      <text:p text:style-name="P23"/>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style:contextual-spacing="false" fo:line-height="100%" fo:keep-together="always" fo:keep-with-next="always"/>
      <style:text-properties fo:color="#366091" loext:opacity="100%"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left="0cm" fo:padding-right="0cm" fo:padding-top="0cm" fo:padding-bottom="0.035cm" fo:border-left="none" fo:border-right="none" fo:border-top="none" fo:border-bottom="0.51pt solid #000000"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P4"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text-properties style:use-window-font-color="true" loext:opacity="0%"/>
    </style:style>
    <style:style style:name="MP5" style:family="paragraph">
      <loext:graphic-properties draw:fill="solid" draw:fill-color="#ffffff"/>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loext:opacity="1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run-through="foreground" style:wrap="run-through" style:number-wrapped-paragraphs="no-limit" style:vertical-pos="top" style:vertical-rel="paragraph" style:horizontal-pos="from-left" style:horizontal-rel="paragraph" draw:opacity="0%" fo:padding="0.254cm" fo:border="none" draw:textarea-vertical-align="middle"/>
    </style:style>
    <style:style style:name="Mgr1" style:family="graphic">
      <style:graphic-properties draw:stroke="none" svg:stroke-width="0cm" draw:fill="solid" draw:fill-color="#ffffff" draw:textarea-vertical-align="middle" draw:auto-grow-height="false" fo:min-height="0cm" fo:min-width="14.706cm" fo:padding-top="0.254cm" fo:padding-bottom="0.254cm" fo:padding-left="0.254cm" fo:padding-right="0.254cm" fo:wrap-option="wrap" loext:decorative="false"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1º DAW. Bases de Datos</text:span><draw:frame draw:style-name="Mfr1" draw:name="image1.jpg" text:anchor-type="char" svg:x="13.457cm" svg:y="-0.367cm" svg:width="1.129cm" svg:height="1.129cm" draw:z-index="2"><draw:image xlink:href="Pictures/100000000000003D0000003DD52D04FB.jpg" xlink:type="simple" xlink:show="embed" xlink:actuate="onLoad" draw:mime-type="image/jpeg"/></draw:frame></text:p>
        <text:p text:style-name="MP2">Tema 1. Los sistemas de almacenamiento de información</text:p>
      </style:header>
      <style:footer>
        <text:p text:style-name="MP3"><draw:frame draw:style-name="Mfr2" draw:name="Marco1" text:anchor-type="char" svg:x="0.002cm" svg:width="15.214cm" svg:height="0.152cm" draw:z-index="8"><draw:text-box><text:p text:style-name="MP4"/></draw:text-box></draw:frame><draw:custom-shape text:anchor-type="as-char" draw:z-index="5" draw:name="Forma1" draw:style-name="Mgr1" draw:text-style-name="MP5" svg:width="15.214cm" svg:height="0.152cm" draw:transform="rotate (-3.14159265358979) translate (15.2117777777778cm -0.00176388888888889cm)"><text:p/><draw:enhanced-geometry draw:mirror-horizontal="true" draw:mirror-vertical="fals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3"><text:page-number text:select-page="current">3</text:page-number></text:p>
        <text:p text:style-name="MP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dc:date>2024-09-18T12:14:09.917000000</dc:date>
    <meta:editing-duration>PT6M38S</meta:editing-duration>
    <meta:editing-cycles>2</meta:editing-cycles>
    <meta:print-date>2024-09-18T12:13:40.843000000</meta:print-date>
    <meta:printed-by>Archivos PDF</meta:printed-by>
    <meta:document-statistic meta:table-count="0" meta:image-count="1" meta:object-count="0" meta:page-count="3" meta:paragraph-count="52" meta:word-count="845" meta:character-count="5007" meta:non-whitespace-character-count="4239"/>
  </office:meta>
</office:document-meta>
</file>